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 fo:text-align="center" style:justify-single-word="false"/>
    </style:style>
    <style:style style:name="P4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1" style:font-size-complex="12pt" style:font-weight-complex="bold"/>
    </style:style>
    <style:style style:name="P6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7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8" style:family="paragraph" style:parent-style-name="Standard" style:master-page-name="Standard">
      <style:paragraph-properties fo:margin-top="0mm" fo:margin-bottom="0mm" fo:line-height="100%" fo:text-align="center" style:justify-single-word="false" style:page-number="auto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0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1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2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3" style:family="text">
      <style:text-properties style:font-name="Times-Roman" style:font-name-complex="Times-Roman1" style:font-size-complex="12pt"/>
    </style:style>
    <style:style style:name="T4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5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«Company»</text:span></text:p>
      <text:p text:style-name="P3"><text:span text:style-name="T1">UEN:«UEN»</text:span></text:p>
      <text:p text:style-name="P3"><text:span text:style-name="T2">(Incorporated in the Republic of Singapor</text:span><text:bookmark text:name="_GoBack"/><text:span text:style-name="T2">e)</text:span></text:p>
      <text:p text:style-name="P3"><text:span text:style-name="T2">DIRECTORS' RESOLUTION PASSED PURSUANT TO THE</text:span></text:p>
      <text:p text:style-name="P3"><text:span text:style-name="T2">COMPANY'S ARTICLES OF ASSOCIATION</text:span></text:p>
      <text:p text:style-name="P2"><text:span text:style-name="T1">_________________________________________________________________</text:span></text:p>
      <text:p text:style-name="P4"/>
      <text:p text:style-name="P2"><text:span text:style-name="T1"><text:tab/></text:span></text:p>
      <text:p text:style-name="P9"><text:span text:style-name="T2">AUTHORITY TO CONVENE EXTRAORDINARY GENERAL MEETING</text:span></text:p>
      <text:p text:style-name="P10"><text:span text:style-name="T3">Notice of an Extraordinary General Meeting of the Company to be held at «CBlock», «CStreet_Name», #«CLevel»-«CUnit» Singapore <text:s/>(«CPostal») on _</text:span><text:span text:style-name="T4">«FY_DD»-«FYMM»-«FYYYYY»</text:span><text:span text:style-name="T3"> at 1.00pm for the purpose of considering and if thought fit, passing the following as a Special Resolution: -</text:span></text:p>
      <text:p text:style-name="P6"/>
      <text:p text:style-name="P6"/>
      <text:p text:style-name="P5"/>
      <text:p text:style-name="P9"><text:span text:style-name="T2">STRIKING OF COMPANY NAME OFF THE REGISTER</text:span></text:p>
      <text:p text:style-name="P10"><text:span text:style-name="T3">That subject to the approval of ACRA, the name of the Company be struck off from the register.</text:span></text:p>
      <text:p text:style-name="P11"/>
      <text:p text:style-name="P11"/>
      <text:p text:style-name="P10"><text:span text:style-name="T3">That to received financial position as at «FY_DD»-«FYMM»-«FYYYYY».</text:span></text:p>
      <text:p text:style-name="P11"/>
      <text:p text:style-name="P11"/>
      <text:p text:style-name="P10"><text:span text:style-name="T3">That the notice of the Meeting be issued to all persons entitled to receive the same.</text:span></text:p>
      <text:p text:style-name="P6"/>
      <text:p text:style-name="P6"/>
      <text:p text:style-name="P6"/>
      <text:p text:style-name="P6"/>
      <text:p text:style-name="P9"><text:span text:style-name="T3">Dated this </text:span><text:span text:style-name="T4">«FY_DD»-«FYMM»-«FYYYYY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5">______________________<text:tab/><text:tab/><text:tab/><text:tab/></text:span></text:p>
      <text:p text:style-name="P1"><text:span text:style-name="T5">«D1Name»<text:tab/><text:tab/><text:tab/><text:tab/></text:span></text:p>
      <text:p text:style-name="P1"><text:span text:style-name="T5">Director<text:tab/><text:tab/><text:tab/><text:tab/><text:tab/><text:tab/></text:span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4</meta:editing-cycles>
    <meta:print-date>2014-12-29T01:33:00</meta:print-date>
    <meta:creation-date>2015-06-27T06:21:00</meta:creation-date>
    <dc:date>2015-06-27T08:58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119" meta:character-count="902" meta:non-whitespace-character-count="7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